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Heading_20_2">
      <style:text-properties fo:font-weight="normal" officeooo:rsid="0428056d" officeooo:paragraph-rsid="0441fa0e" style:font-weight-asian="normal" style:font-weight-complex="normal"/>
    </style:style>
    <style:style style:name="P5" style:family="paragraph" style:parent-style-name="Text_20_body">
      <style:text-properties officeooo:rsid="042676bf" officeooo:paragraph-rsid="042ba96f"/>
    </style:style>
    <style:style style:name="P6" style:family="paragraph" style:parent-style-name="Text_20_body">
      <style:text-properties officeooo:rsid="042ba96f" officeooo:paragraph-rsid="042ba96f"/>
    </style:style>
    <style:style style:name="P7" style:family="paragraph" style:parent-style-name="Text_20_body">
      <style:text-properties officeooo:rsid="0428056d" officeooo:paragraph-rsid="042676bf"/>
    </style:style>
    <style:style style:name="P8" style:family="paragraph" style:parent-style-name="Text_20_body">
      <style:text-properties officeooo:rsid="044060f0" officeooo:paragraph-rsid="0441fa0e"/>
    </style:style>
    <style:style style:name="P9" style:family="paragraph" style:parent-style-name="Text_20_body">
      <style:text-properties officeooo:rsid="0443db5c" officeooo:paragraph-rsid="0443db5c"/>
    </style:style>
    <style:style style:name="P10" style:family="paragraph" style:parent-style-name="Text_20_body">
      <style:text-properties officeooo:rsid="04507168" officeooo:paragraph-rsid="04507168"/>
    </style:style>
    <style:style style:name="P11" style:family="paragraph" style:parent-style-name="Text_20_body">
      <style:text-properties officeooo:rsid="04507168" officeooo:paragraph-rsid="045886ef"/>
    </style:style>
    <style:style style:name="P12" style:family="paragraph" style:parent-style-name="Text_20_body">
      <style:text-properties officeooo:rsid="04550776" officeooo:paragraph-rsid="04550776"/>
    </style:style>
    <style:style style:name="P13" style:family="paragraph" style:parent-style-name="Text_20_body">
      <style:text-properties officeooo:rsid="03320ed0" officeooo:paragraph-rsid="045886ef"/>
    </style:style>
    <style:style style:name="P14" style:family="paragraph" style:parent-style-name="Heading_20_1">
      <style:text-properties fo:font-weight="normal" officeooo:rsid="04363775" officeooo:paragraph-rsid="04363775" style:font-weight-asian="normal" style:font-weight-complex="normal"/>
    </style:style>
    <style:style style:name="P15" style:family="paragraph" style:parent-style-name="Heading_20_1">
      <style:text-properties fo:font-weight="normal" officeooo:rsid="042676bf" officeooo:paragraph-rsid="04363775" style:font-weight-asian="normal" style:font-weight-complex="normal"/>
    </style:style>
    <style:style style:name="P16" style:family="paragraph" style:parent-style-name="Heading_20_2">
      <style:text-properties fo:font-weight="normal" officeooo:rsid="0428056d" officeooo:paragraph-rsid="04507168" style:font-weight-asian="normal" style:font-weight-complex="normal"/>
    </style:style>
    <style:style style:name="P17" style:family="paragraph" style:parent-style-name="Heading_20_2">
      <style:text-properties fo:font-weight="normal" officeooo:rsid="0428056d" officeooo:paragraph-rsid="045886e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officeooo:rsid="042ba96f"/>
    </style:style>
    <style:style style:name="T5" style:family="text">
      <style:text-properties officeooo:rsid="042e6a00"/>
    </style:style>
    <style:style style:name="T6" style:family="text">
      <style:text-properties officeooo:rsid="043e4165"/>
    </style:style>
    <style:style style:name="T7" style:family="text">
      <style:text-properties officeooo:rsid="044060f0"/>
    </style:style>
    <style:style style:name="T8" style:family="text">
      <style:text-properties officeooo:rsid="0443db5c"/>
    </style:style>
    <style:style style:name="T9" style:family="text">
      <style:text-properties officeooo:rsid="04507168"/>
    </style:style>
    <style:style style:name="T10" style:family="text">
      <style:text-properties officeooo:rsid="04550776"/>
    </style:style>
    <style:style style:name="T11" style:family="text">
      <style:text-properties officeooo:rsid="045693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5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5">נתונה הגדרה של מחלקה [בלי <text:span text:style-name="T6">destructor</text:span>]. <text:span text:style-name="T4">נתון שהקוד מתקמפל ללא שגיאה.</text:span></text:p>
      <text:p text:style-name="P7">א. הסבירו מה חסר במחלקה, ומדוע מדובר בתקלה חמורה?</text:p>
      <text:p text:style-name="P6">ב. כיתבו תוכנית ראשית המדגימה את הבעיה.<text:span text:style-name="T5"> הסבירו בפירוט מה התוכנית אמורה לעשות, ומה יקרה בפועל בגלל השגיאה שתיארתם בסעיף א.</text:span></text:p>
      <text:p text:style-name="P6">ג. תקנו את הבעיה.</text:p>
      <text:p text:style-name="P4"><text:span text:style-name="T7">2</text:span>. <text:span text:style-name="T7">מחלקות ומבנה זיכרון</text:span></text:p>
      <text:p text:style-name="P8"><text:span text:style-name="T8">א. </text:span>נתונה <text:span text:style-name="T8">התוכנית הבאה </text:span>[עם <text:span text:style-name="T8">מחלקות ו</text:span>תת-מחלקות]. <text:span text:style-name="T8">הסבירו מה יקרה כשנקמפל ונריץ אותה </text:span>בשפת C, בשפת ++C ובשפת Java.<text:span text:style-name="T8"> בפרט, ציירו את מבנה הזיכרון.</text:span></text:p>
      <text:p text:style-name="P9">ב. חיזרו על השאלה עם התוכנית הבאה [<text:span text:style-name="T7">עם </text:span>struct ו<text:span text:style-name="T7">תת-struct].</text:span></text:p>
      <text:p text:style-name="P16"><text:span text:style-name="T9">3</text:span>. <text:span text:style-name="T9">++C לעומת Java</text:span></text:p>
      <text:p text:style-name="P10"><text:span text:style-name="T10">א. </text:span>נתונה תוכנית בשפת ++C [עם מחלקות]. <text:span text:style-name="T10"><text:s/></text:span>מה צריך לעשות כדי לתרגם את התוכנית הזאת לשפת Java?</text:p>
      <text:p text:style-name="P12">ב. איזו שיטה לא צריך לתרגם מ- C++ ל-Java<text:span text:style-name="T11">?</text:span> מדוע<text:span text:style-name="T11"> אין בכך צורך?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9T09:18:36.415500926</dc:date>
    <meta:editing-duration>P8DT2H42M29S</meta:editing-duration>
    <meta:editing-cycles>1015</meta:editing-cycles>
    <meta:document-statistic meta:table-count="0" meta:image-count="0" meta:object-count="0" meta:page-count="1" meta:paragraph-count="14" meta:word-count="129" meta:character-count="684" meta:non-whitespace-character-count="568"/>
  </office:meta>
</office:document-meta>
</file>